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212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232.61pt"/>
    </style:style>
    <style:style style:name="co6" style:family="table-column">
      <style:table-column-properties fo:break-before="auto" style:column-width="112.9pt"/>
    </style:style>
    <style:style style:name="co7" style:family="table-column">
      <style:table-column-properties fo:break-before="auto" style:column-width="217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prepare_for_matc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starting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starting_items</text:p>
          </table:table-cell>
          <table:table-cell table:style-name="ce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4"/>
          <table:table-cell table:style-name="ce6"/>
          <table:table-cell table:style-name="ce2"/>
          <table:table-cell table:style-name="ce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swap_flask_tp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4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put_item_in_inventory</text:p>
          </table:table-cell>
          <table:table-cell table:style-name="ce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/>
          <table:table-cell table:style-name="ce6"/>
          <table:table-cell table:style-name="ce4"/>
          <table:table-cell table:style-name="ce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flask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tpscroll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-- Ring of Aquila</text:p>
          </table:table-cell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ring_of_protection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-- Power Treads</text:p>
          </table:table-cell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sobi_mask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gloves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boots_of_elve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-- Dragon Lance</text:p>
          </table:table-cell>
          <table:table-cell table:style-name="ce3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two_boots_of_elve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ogre_axe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-- Crystalys</text:p>
          </table:table-cell>
          <table:table-cell table:style-name="ce3"/>
          <table:table-cell table:style-name="ce4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blades_of_attack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roadsword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ecipe_lesser_crit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eliver_item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/>
          <table:table-cell table:style-name="ce6"/>
          <table:table-cell table:style-name="ce4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se_silence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move_safe_recovery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move_safe_evasion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pgrade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3"/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se_silence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and_block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tart_positio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_enemy_fountai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2" table:number-rows-repeated="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b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o_buyb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o_buyback</text:p>
          </table:table-cell>
          <table:table-cell table:style-name="ce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o_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do_glyph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4"/>
          <table:table-cell table:style-name="ce6"/>
          <table:table-cell table:style-name="ce3"/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swap_flask_tp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4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put_item_in_inventory</text:p>
          </table:table-cell>
          <table:table-cell table:style-name="ce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/>
          <table:table-cell table:style-name="ce6"/>
          <table:table-cell table:style-name="ce4"/>
          <table:table-cell table:style-name="ce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item_recove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tang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heal_tango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heal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heal_flask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tp_bas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tp_base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/>
          <table:table-cell table:style-name="ce6"/>
          <table:table-cell table:style-name="ce3"/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flask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tpscroll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/>
          <table:table-cell table:style-name="ce6"/>
          <table:table-cell table:style-name="ce4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se_silence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move_safe_recovery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move_safe_evasion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bas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deliver_item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move_ba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move_base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restore_hp_on_base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swap_flask_tp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4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put_item_in_inventory</text:p>
          </table:table-cell>
          <table:table-cell table:style-name="ce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/>
          <table:table-cell table:style-name="ce6"/>
          <table:table-cell table:style-name="ce4"/>
          <table:table-cell table:style-name="ce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flask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tpscroll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-- Ring of Aquila</text:p>
          </table:table-cell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ring_of_protection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-- Power Treads</text:p>
          </table:table-cell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sobi_mask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gloves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boots_of_elve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-- Dragon Lance</text:p>
          </table:table-cell>
          <table:table-cell table:style-name="ce3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two_boots_of_elve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ogre_axe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-- Crystalys</text:p>
          </table:table-cell>
          <table:table-cell table:style-name="ce3"/>
          <table:table-cell table:style-name="ce4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blades_of_attack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roadsword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ecipe_lesser_crit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eliver_item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/>
          <table:table-cell table:style-name="ce6"/>
          <table:table-cell table:style-name="ce4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se_silence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move_safe_recovery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move_safe_evasion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pgrade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3"/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se_silence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use_truesho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o_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do_glyph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4"/>
          <table:table-cell table:style-name="ce6"/>
          <table:table-cell table:style-name="ce3"/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swap_flask_tp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4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put_item_in_inventory</text:p>
          </table:table-cell>
          <table:table-cell table:style-name="ce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/>
          <table:table-cell table:style-name="ce6"/>
          <table:table-cell table:style-name="ce4"/>
          <table:table-cell table:style-name="ce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flask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tpscroll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-- Ring of Aquila</text:p>
          </table:table-cell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ring_of_protection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-- Power Treads</text:p>
          </table:table-cell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sobi_mask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gloves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boots_of_elve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-- Dragon Lance</text:p>
          </table:table-cell>
          <table:table-cell table:style-name="ce3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two_boots_of_elve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ogre_axe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-- Crystalys</text:p>
          </table:table-cell>
          <table:table-cell table:style-name="ce3"/>
          <table:table-cell table:style-name="ce4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blades_of_attack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roadsword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ecipe_lesser_crit</text:p>
          </table:table-cell>
          <table:table-cell table:style-name="ce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eliver_item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/>
          <table:table-cell table:style-name="ce6"/>
          <table:table-cell table:style-name="ce4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defend_tower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attack_enemy_creep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6"/>
          <table:table-cell table:style-name="ce3" office:value-type="string" calcext:value-type="string">
            <text:p>stop_attack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attack_enemy_hero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/>
          <table:table-cell table:style-name="ce4"/>
          <table:table-cell table:style-name="ce3" office:value-type="string" calcext:value-type="string">
            <text:p>stop_attack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se_silence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move_safe_recovery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move_safe_evasion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pgrade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3"/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se_silence</text:p>
          </table:table-cell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use_truesho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and_block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tart_positio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_enemy_fountai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ARM.A4:FARM.AMJ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21:11:36.002271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06T21:44:13.583002141</dc:date>
    <meta:editing-duration>P2DT13H51M36S</meta:editing-duration>
    <meta:editing-cycles>2509</meta:editing-cycles>
    <dc:creator>Ilya Shpigor</dc:creator>
    <meta:document-statistic meta:table-count="4" meta:cell-count="562" meta:object-count="0"/>
  </office:meta>
</office:document-meta>
</file>